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805" calcext:value-type="float">
            <text:p>7805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der-2.54_1x10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e-2.54_1x3</text:p>
          </table:table-cell>
          <table:table-cell office:value-type="string" calcext:value-type="string">
            <text:p>PR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120</text:p>
          </table:table-cell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2,C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der-2.54_1x1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9,R3,R2,R5,R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6,R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der-2.54_1x8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U1,U2,U3,U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RNERA-2P-5.08</text:p>
          </table:table-cell>
          <table:table-cell office:value-type="string" calcext:value-type="string">
            <text:p>SAL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N4748A</text:p>
          </table:table-cell>
          <table:table-cell office:value-type="string" calcext:value-type="string">
            <text:p>D4,D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SP32-S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7812" calcext:value-type="float">
            <text:p>7812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 style:data-style-name="N2" text:time-value="15:57:18.332286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5:49:34.118324633</meta:creation-date>
    <dc:date>2019-12-28T16:02:37.987032230</dc:date>
    <meta:editing-duration>PT1M47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